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name-asian="Arial" style:font-size-asian="8pt" style:font-size-complex="8pt"/>
    </style:style>
    <style:style style:name="ce8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style:font-name="Monaco1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RascalTests (Compiled)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5-30T21:47:07.819+00:00$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7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3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30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9543,108,&lt;695,0&gt;,&lt;695,10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8765,86,&lt;350,0&gt;,&lt;351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(4012,82,&lt;86,0&gt;,&lt;86,82&gt;): FALSE MalFormedURI("tmp:/// \t\t\n\t.rsc")test fails for arguments: " \t\t\n\t"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5242365105616464,{$0923-02-22T23:24:22.857+00:00$,$3492-12-01T04:56:13.142+00:00$}}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Overloading.rsc|(2167,328,&lt;122,0&gt;,&lt;130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imports/ImportTests1.rsc|(195,73,&lt;10,0&gt;,&lt;13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789 tests executed; 27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: MalFormedURI("tmp:/// .rsc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NullPointerException","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85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5-30T22:31:41.153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Combined (Compiled)" table:style-name="ta1"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TESTS RUN AT $2015-06-24T19:05:51.148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81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5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8287,58,&lt;211,0&gt;,&lt;212,2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8212,73,&lt;208,0&gt;,&lt;209,2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746,130,&lt;137,0&gt;,&lt;14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617,128,&lt;130,0&gt;,&lt;1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&lt;$2101-02-28T13:11:58.367+00:00$&gt;,(true:0.11399862460930643,false:0.5313154146362846),0.3319700764116297,2042833697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34 tests executed; 33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NullPointerException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number-columns-repeated="1023"/>
        </table:table-row>
        <table:table-row table:style-name="ro1" table:number-rows-repeated="16">
          <table:table-cell table:style-name="ce6"/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1" table:number-columns-repeated="1024" table:default-cell-style-name="ce9"/>
        <table:table-row table:style-name="ro1">
          <table:table-cell table:style-name="ce4" office:value-type="string" calcext:value-type="string">
            <text:p>Expressions:</text:p>
          </table:table-cell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10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lea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<text:s/>&lt;|project://rascal/src/org/rascalmpl/library/experiments/Compiler/Tests/Booleans.rsc|(8015,206,&lt;131,0&gt;,&lt;132,9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786,204,&lt;128,0&gt;,&lt;129,9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558,203,&lt;125,0&gt;,&lt;126,9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332,201,&lt;122,0&gt;,&lt;123,9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107,200,&lt;119,0&gt;,&lt;120,9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884,198,&lt;116,0&gt;,&lt;117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659,200,&lt;113,0&gt;,&lt;114,9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436,198,&lt;110,0&gt;,&lt;111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290,120,&lt;106,0&gt;,&lt;106,12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838,134,&lt;97,0&gt;,&lt;97,134&gt;),0,"java.lang.ArrayIndexOutOfBoundsException: -1; function: [run(\"(x \\\&lt;- [1,2] &amp;&amp; x == 3) \\\&lt;==\\\&gt; (y \\\&lt;- [5,6] &amp;&amp; y == 7)\"](|project://rascal/src/org/rascalmpl/library/experiments/Compiler/Tests/TestUtils.rsc|(635,20,\&lt;13,1\&gt;,\&lt;13,21\&gt;)), {}](|project://rascal/src/org/rascalmpl/library/experiments/Compiler/Tests/TestUtils.rsc|(635,20,\&lt;13,1\&gt;,\&lt;13,21\&gt;))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703,134,&lt;96,0&gt;,&lt;96,134&gt;),0,"java.lang.ArrayIndexOutOfBoundsException: -1; function: [run(\"(x \\\&lt;- [1,2] &amp;&amp; x == 3) \\\&lt;==\\\&gt; (y \\\&lt;- [5,6] &amp;&amp; y == 6)\"](|project://rascal/src/org/rascalmpl/library/experiments/Compiler/Tests/TestUtils.rsc|(635,20,\&lt;13,1\&gt;,\&lt;13,21\&gt;)), {}](|project://rascal/src/org/rascalmpl/library/experiments/Compiler/Tests/TestUtils.rsc|(635,20,\&lt;13,1\&gt;,\&lt;13,21\&gt;))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568,134,&lt;95,0&gt;,&lt;95,134&gt;),0,"java.lang.ArrayIndexOutOfBoundsException: -1; function: [run(\"(x \\\&lt;- [1,2] &amp;&amp; x == 2) \\\&lt;==\\\&gt; (y \\\&lt;- [5,6] &amp;&amp; y == 7)\"](|project://rascal/src/org/rascalmpl/library/experiments/Compiler/Tests/TestUtils.rsc|(635,20,\&lt;13,1\&gt;,\&lt;13,21\&gt;)), {}](|project://rascal/src/org/rascalmpl/library/experiments/Compiler/Tests/TestUtils.rsc|(635,20,\&lt;13,1\&gt;,\&lt;13,21\&gt;))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433,134,&lt;94,0&gt;,&lt;94,134&gt;),0,"java.lang.ArrayIndexOutOfBoundsException: -1; function: [run(\"(x \\\&lt;- [1,2] &amp;&amp; x == 2) \\\&lt;==\\\&gt; (y \\\&lt;- [5,6] &amp;&amp; y == 6)\"](|project://rascal/src/org/rascalmpl/library/experiments/Compiler/Tests/TestUtils.rsc|(635,20,\&lt;13,1\&gt;,\&lt;13,21\&gt;)), {}](|project://rascal/src/org/rascalmpl/library/experiments/Compiler/Tests/TestUtils.rsc|(635,20,\&lt;13,1\&gt;,\&lt;13,21\&gt;))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974,133,&lt;86,0&gt;,&lt;86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840,133,&lt;85,0&gt;,&lt;85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706,133,&lt;84,0&gt;,&lt;84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572,133,&lt;83,0&gt;,&lt;83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455,78,&lt;79,0&gt;,&lt;79,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376,78,&lt;78,0&gt;,&lt;78,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111,229,&lt;73,0&gt;,&lt;74,11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979,130,&lt;71,0&gt;,&lt;71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848,130,&lt;70,0&gt;,&lt;70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717,130,&lt;69,0&gt;,&lt;69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586,130,&lt;68,0&gt;,&lt;68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312,236,&lt;63,0&gt;,&lt;64,11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052,238,&lt;60,0&gt;,&lt;61,11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920,130,&lt;58,0&gt;,&lt;58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789,130,&lt;57,0&gt;,&lt;57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658,130,&lt;56,0&gt;,&lt;56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527,130,&lt;55,0&gt;,&lt;55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403,122,&lt;53,0&gt;,&lt;53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280,122,&lt;52,0&gt;,&lt;52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157,122,&lt;51,0&gt;,&lt;51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82,73,&lt;49,0&gt;,&lt;49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08,73,&lt;48,0&gt;,&lt;48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933,74,&lt;47,0&gt;,&lt;47,7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802,93,&lt;43,0&gt;,&lt;43,9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708,93,&lt;42,0&gt;,&lt;42,9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628,79,&lt;41,0&gt;,&lt;41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552,75,&lt;40,0&gt;,&lt;40,7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490,61,&lt;39,0&gt;,&lt;39,6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380,108,&lt;37,0&gt;,&lt;37,10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273,106,&lt;36,0&gt;,&lt;36,10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180,92,&lt;35,0&gt;,&lt;35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091,88,&lt;34,0&gt;,&lt;34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016,74,&lt;33,0&gt;,&lt;33,7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93,81,&lt;29,0&gt;,&lt;29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33,58,&lt;27,0&gt;,&lt;27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76,56,&lt;26,0&gt;,&lt;26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09,64,&lt;23,0&gt;,&lt;23,6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46,62,&lt;22,0&gt;,&lt;22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83,61,&lt;20,0&gt;,&lt;20,6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23,59,&lt;19,0&gt;,&lt;19,5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63,58,&lt;17,0&gt;,&lt;17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06,56,&lt;16,0&gt;,&lt;16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46,58,&lt;14,0&gt;,&lt;14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89,56,&lt;13,0&gt;,&lt;13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45,42,&lt;11,0&gt;,&lt;11,4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4,40,&lt;10,0&gt;,&lt;10,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62,40,&lt;8,0&gt;,&lt;8,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23,38,&lt;7,0&gt;,&lt;7,38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23,38,&lt;7,0&gt;,&lt;7,38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terns (Compiled 2x)" table:style-name="ta1">
        <table:table-column table:style-name="co1" table:number-columns-repeated="1024" table:default-cell-style-name="ce4"/>
        <table:table-row table:style-name="ro1">
          <table:table-cell table:style-name="ce11" office:value-type="string" calcext:value-type="string">
            <text:p>&lt;|project://rascal/src/org/rascalmpl/library/experiments/Compiler/Tests/Patterns.rsc|(14180,104,&lt;267,0&gt;,&lt;267,104&gt;),0,"java.lang.ArrayIndexOutOfBoundsException; function: [run(\"[x, 2] := [10,2] &amp;&amp; [x, 3] := [10, 3]\"](|project://rascal/src/org/rascalmpl/library/experiments/Compiler/Tests/TestUtils.rsc|(635,20,\&lt;13,1\&gt;,\&lt;13,21\&gt;)), {}](|project://rascal/src/org/rascalmpl/library/experiments/Compiler/Tests/TestUtils.rsc|(635,20,\&lt;13,1\&gt;,\&lt;13,21\&gt;))); instruction: LOADLOCKWP \"listing\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4046,132,&lt;265,0&gt;,&lt;265,13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915,130,&lt;264,0&gt;,&lt;264,13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814,100,&lt;263,0&gt;,&lt;263,100&gt;),0,"java.lang.ArrayIndexOutOfBoundsException; function: [run(\"[x, 2] := [1,2] || [x, 3] := [1, 3]\"](|project://rascal/src/org/rascalmpl/library/experiments/Compiler/Tests/TestUtils.rsc|(635,20,\&lt;13,1\&gt;,\&lt;13,21\&gt;)), {}](|project://rascal/src/org/rascalmpl/library/experiments/Compiler/Tests/TestUtils.rsc|(635,20,\&lt;13,1\&gt;,\&lt;13,21\&gt;))); instruction: LOADLOCKWP \"listing\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600,90,&lt;257,0&gt;,&lt;257,9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478,121,&lt;256,0&gt;,&lt;256,121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356,120,&lt;254,0&gt;,&lt;254,12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250,105,&lt;253,0&gt;,&lt;253,105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182,66,&lt;251,0&gt;,&lt;251,6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3115,66,&lt;250,0&gt;,&lt;250,6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968,120,&lt;245,0&gt;,&lt;245,12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847,120,&lt;244,0&gt;,&lt;244,12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757,88,&lt;242,0&gt;,&lt;242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668,88,&lt;241,0&gt;,&lt;241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544,122,&lt;239,0&gt;,&lt;239,12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421,122,&lt;238,0&gt;,&lt;238,12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331,88,&lt;236,0&gt;,&lt;236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242,88,&lt;235,0&gt;,&lt;235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2005,62,&lt;230,0&gt;,&lt;230,6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934,70,&lt;229,0&gt;,&lt;229,7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863,70,&lt;228,0&gt;,&lt;228,7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713,106,&lt;223,0&gt;,&lt;223,10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616,96,&lt;222,0&gt;,&lt;222,9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513,102,&lt;221,0&gt;,&lt;221,10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349,82,&lt;218,0&gt;,&lt;218,8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266,82,&lt;217,0&gt;,&lt;217,8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212,52,&lt;215,0&gt;,&lt;215,5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166,44,&lt;213,0&gt;,&lt;213,4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121,44,&lt;212,0&gt;,&lt;212,4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1041,66,&lt;208,0&gt;,&lt;208,6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976,64,&lt;207,0&gt;,&lt;207,6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909,66,&lt;206,0&gt;,&lt;206,6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852,56,&lt;205,0&gt;,&lt;205,5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795,56,&lt;204,0&gt;,&lt;204,5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738,56,&lt;203,0&gt;,&lt;203,5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683,54,&lt;202,0&gt;,&lt;202,5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563,94,&lt;198,0&gt;,&lt;198,9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436,124,&lt;195,0&gt;,&lt;195,12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311,124,&lt;194,0&gt;,&lt;194,12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226,82,&lt;191,0&gt;,&lt;191,8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143,82,&lt;190,0&gt;,&lt;190,8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0055,86,&lt;188,0&gt;,&lt;188,8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968,86,&lt;187,0&gt;,&lt;187,8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882,84,&lt;185,0&gt;,&lt;185,8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797,84,&lt;184,0&gt;,&lt;184,8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711,84,&lt;182,0&gt;,&lt;182,8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626,84,&lt;181,0&gt;,&lt;181,8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560,64,&lt;179,0&gt;,&lt;179,6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495,64,&lt;178,0&gt;,&lt;178,6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395,98,&lt;176,0&gt;,&lt;176,9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298,96,&lt;175,0&gt;,&lt;175,9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201,96,&lt;174,0&gt;,&lt;174,9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9104,96,&lt;173,0&gt;,&lt;173,9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8833,245,&lt;168,0&gt;,&lt;169,11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8558,273,&lt;165,0&gt;,&lt;166,12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8364,192,&lt;162,0&gt;,&lt;163,85&gt;),0,"\"Cannot execute due to compilation errors: {error(\\\"Unexpected exception EXCEPTION in translateFunctionDeclaration, compiling main: NoSuchField(\\\\\\\"keywordArgumentList\\\\\\\")\\\",|test-modules:///TMP.rsc|(0,225,\\\&lt;1,0\\\&gt;,\\\&lt;1,225\\\&gt;))}\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8152,190,&lt;159,0&gt;,&lt;160,84&gt;),0,"\"Cannot execute due to compilation errors: {error(\\\"Unexpected exception EXCEPTION in translateFunctionDeclaration, compiling main: NoSuchField(\\\\\\\"keywordArgumentList\\\\\\\")\\\",|test-modules:///TMP.rsc|(0,224,\\\&lt;1,0\\\&gt;,\\\&lt;1,224\\\&gt;))}\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984,166,&lt;156,0&gt;,&lt;157,72&gt;),0,"\"Cannot execute due to compilation errors: {error(\\\"Unexpected exception EXCEPTION in translateFunctionDeclaration, compiling main: NoSuchField(\\\\\\\"keywordArgumentList\\\\\\\")\\\",|test-modules:///TMP.rsc|(0,212,\\\&lt;1,0\\\&gt;,\\\&lt;1,212\\\&gt;))}\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849,133,&lt;154,0&gt;,&lt;154,133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747,100,&lt;152,0&gt;,&lt;152,10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654,92,&lt;151,0&gt;,&lt;151,9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558,94,&lt;149,0&gt;,&lt;149,9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463,94,&lt;148,0&gt;,&lt;148,9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384,78,&lt;147,0&gt;,&lt;147,7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303,80,&lt;146,0&gt;,&lt;146,8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177,94,&lt;142,0&gt;,&lt;142,9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7094,82,&lt;141,0&gt;,&lt;141,8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6825,266,&lt;137,0&gt;,&lt;138,12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6566,257,&lt;134,0&gt;,&lt;135,12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6290,251,&lt;131,0&gt;,&lt;132,12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6023,242,&lt;128,0&gt;,&lt;129,11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5729,292,&lt;125,0&gt;,&lt;126,139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5603,123,&lt;122,0&gt;,&lt;122,123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5510,92,&lt;121,0&gt;,&lt;121,9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5363,56,&lt;117,0&gt;,&lt;117,5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5220,54,&lt;113,0&gt;,&lt;113,5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5167,52,&lt;112,0&gt;,&lt;112,5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5116,50,&lt;111,0&gt;,&lt;111,5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988,126,&lt;109,0&gt;,&lt;109,12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864,122,&lt;107,0&gt;,&lt;107,12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775,88,&lt;106,0&gt;,&lt;106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686,88,&lt;105,0&gt;,&lt;105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570,114,&lt;103,0&gt;,&lt;103,11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489,80,&lt;102,0&gt;,&lt;102,8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408,80,&lt;101,0&gt;,&lt;101,8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344,62,&lt;99,0&gt;,&lt;99,6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288,54,&lt;97,0&gt;,&lt;97,5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225,62,&lt;96,0&gt;,&lt;96,6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174,50,&lt;95,0&gt;,&lt;95,5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123,50,&lt;94,0&gt;,&lt;94,5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4010,94,&lt;90,0&gt;,&lt;90,9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3927,82,&lt;89,0&gt;,&lt;89,8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3755,170,&lt;87,0&gt;,&lt;87,17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3592,162,&lt;86,0&gt;,&lt;86,16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3437,154,&lt;85,0&gt;,&lt;85,15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3290,146,&lt;84,0&gt;,&lt;84,14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3165,123,&lt;82,0&gt;,&lt;82,123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3072,92,&lt;81,0&gt;,&lt;81,92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966,104,&lt;79,0&gt;,&lt;79,10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877,88,&lt;78,0&gt;,&lt;78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788,88,&lt;77,0&gt;,&lt;77,88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690,96,&lt;75,0&gt;,&lt;75,9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609,80,&lt;74,0&gt;,&lt;74,8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511,96,&lt;72,0&gt;,&lt;72,9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430,80,&lt;71,0&gt;,&lt;71,8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349,80,&lt;70,0&gt;,&lt;70,8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293,54,&lt;68,0&gt;,&lt;68,5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242,50,&lt;67,0&gt;,&lt;67,5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191,50,&lt;66,0&gt;,&lt;66,50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126,46,&lt;63,0&gt;,&lt;63,4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079,46,&lt;62,0&gt;,&lt;62,46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2023,54,&lt;60,0&gt;,&lt;60,5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|(1957,64,&lt;58,0&gt;,&lt;58,64&gt;),1,""&gt;,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&lt;|project://rascal/src/org/rascalmpl/library/experiments/Compiler/Tests/Patterns.rsc...</text:p>
          </table:table-cell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ment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&lt;|project://rascal/src/org/rascalmpl/library/experiments/Compiler/Tests/Statements.rsc|(5957,221,&lt;90,0&gt;,&lt;91,10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713,165,&lt;85,0&gt;,&lt;85,16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610,101,&lt;83,0&gt;,&lt;83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485,101,&lt;81,0&gt;,&lt;81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360,101,&lt;79,0&gt;,&lt;79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925,167,&lt;68,0&gt;,&lt;68,16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743,181,&lt;67,0&gt;,&lt;67,1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610,132,&lt;66,0&gt;,&lt;66,13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443,157,&lt;61,0&gt;,&lt;61,15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270,171,&lt;59,0&gt;,&lt;59,1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133,136,&lt;58,0&gt;,&lt;58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011,121,&lt;57,0&gt;,&lt;57,12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686,312,&lt;52,0&gt;,&lt;52,3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505,179,&lt;50,0&gt;,&lt;50,1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300,204,&lt;49,0&gt;,&lt;49,20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115,184,&lt;48,0&gt;,&lt;48,18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904,210,&lt;47,0&gt;,&lt;47,21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713,190,&lt;46,0&gt;,&lt;46,19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577,128,&lt;43,0&gt;,&lt;43,12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464,112,&lt;42,0&gt;,&lt;42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763,88,&lt;30,0&gt;,&lt;30,88&gt;),0,"java.lang.ArrayIndexOutOfBoundsException: -1; function: ☞ tr(muTry(muCallPrim3(\"map_subscript\",[muVar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674,88,&lt;29,0&gt;,&lt;29,88&gt;),0,"java.lang.ArrayIndexOutOfBoundsException: -1; function: ☞ tr(muTry(muCallPrim3(\"map_subscript\",[muVar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576,96,&lt;27,0&gt;,&lt;27,96&gt;),0,"java.lang.ArrayIndexOutOfBoundsException: -1; function: ☞ tr(muTry(muCallPrim3(\"map_subscript\",[muVar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479,96,&lt;26,0&gt;,&lt;26,96&gt;),0,"java.lang.ArrayIndexOutOfBoundsException: -1; function: ☞ tr(muTry(muCallPrim3(\"map_subscript\",[muVar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313,141,&lt;24,0&gt;,&lt;24,141&gt;),0,"\"Cannot execute due to compilation errors: {error(\\\"Unexpected exception EXCEPTION in translateFunctionDeclaration, compiling main: IndexOutOfBounds(2)\\\",|test-modules:///TMP.rsc|(0,204,\\\&lt;1,0\\\&gt;,\\\&lt;1,204\\\&gt;))}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209,102,&lt;22,0&gt;,&lt;22,102&gt;),0,"\"Cannot execute due to compilation errors: {error(\\\"Unexpected exception EXCEPTION in translateFunctionDeclaration, compiling main: IndexOutOfBounds(2)\\\",|test-modules:///TMP.rsc|(0,185,\\\&lt;1,0\\\&gt;,\\\&lt;1,185\\\&gt;))}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120,88,&lt;21,0&gt;,&lt;21,88&gt;),0,"\"Cannot execute due to compilation errors: {error(\\\"Unexpected exception EXCEPTION in translateFunctionDeclaration, compiling main: IndexOutOfBounds(2)\\\",|test-modules:///TMP.rsc|(0,178,\\\&lt;1,0\\\&gt;,\\\&lt;1,178\\\&gt;))}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004,114,&lt;19,0&gt;,&lt;19,11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911,92,&lt;18,0&gt;,&lt;18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797,112,&lt;16,0&gt;,&lt;16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648,148,&lt;15,0&gt;,&lt;15,14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57,90,&lt;14,0&gt;,&lt;14,9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63,92,&lt;12,0&gt;,&lt;12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90,72,&lt;11,0&gt;,&lt;11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17,72,&lt;10,0&gt;,&lt;10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44,72,&lt;9,0&gt;,&lt;9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71,72,&lt;8,0&gt;,&lt;8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16,54,&lt;7,0&gt;,&lt;7,54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16,54,&lt;7,0&gt;,&lt;7,54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&lt;|project://rascal/src/org/rascalmpl/library/experiments/Compiler/Tests/Expressions.rsc|(29983,50,&lt;458,0&gt;,&lt;458,5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944,38,&lt;457,0&gt;,&lt;457,3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863,62,&lt;453,0&gt;,&lt;453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812,49,&lt;451,0&gt;,&lt;451,4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731,79,&lt;449,0&gt;,&lt;449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652,78,&lt;448,0&gt;,&lt;448,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543,94,&lt;444,0&gt;,&lt;444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477,65,&lt;443,0&gt;,&lt;443,6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149,141,&lt;437,0&gt;,&lt;437,14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005,143,&lt;436,0&gt;,&lt;436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863,141,&lt;435,0&gt;,&lt;435,14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752,102,&lt;432,0&gt;,&lt;432,10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655,96,&lt;431,0&gt;,&lt;431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544,110,&lt;430,0&gt;,&lt;430,11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439,104,&lt;429,0&gt;,&lt;429,10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344,94,&lt;428,0&gt;,&lt;428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255,88,&lt;427,0&gt;,&lt;427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132,109,&lt;423,0&gt;,&lt;423,10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023,107,&lt;421,0&gt;,&lt;421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915,107,&lt;420,0&gt;,&lt;420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803,111,&lt;419,0&gt;,&lt;419,11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691,111,&lt;418,0&gt;,&lt;418,11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553,136,&lt;416,0&gt;,&lt;416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416,136,&lt;415,0&gt;,&lt;415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274,140,&lt;413,0&gt;,&lt;413,1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133,140,&lt;412,0&gt;,&lt;412,1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070,62,&lt;411,0&gt;,&lt;411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937,115,&lt;406,0&gt;,&lt;406,115&gt;),0,"\"Cannot execute due to compilation errors: {error(\\\"Name _ is not in scope\\\",|test-modules:///TMP.rsc|(180,1,\\\&lt;1,180\\\&gt;,\\\&lt;1,181\\\&gt;))}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815,121,&lt;405,0&gt;,&lt;405,12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312,121,&lt;398,0&gt;,&lt;398,12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206,105,&lt;397,0&gt;,&lt;397,10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098,107,&lt;396,0&gt;,&lt;396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950,146,&lt;394,0&gt;,&lt;394,1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771,178,&lt;393,0&gt;,&lt;393,1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592,178,&lt;392,0&gt;,&lt;392,1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445,146,&lt;391,0&gt;,&lt;391,1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159,284,&lt;388,0&gt;,&lt;389,127&gt;),0,"java.lang.ArrayIndexOutOfBoundsException; function: ☞ tr(muTry(muBlock([muCallPrim3(\"adt_subscrip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856,302,&lt;386,0&gt;,&lt;387,136&gt;),0,"java.lang.ArrayIndexOutOfBoundsException; function: ☞ tr(muTry(muBlock([muAssign(\"elem\",\"experime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530,325,&lt;384,0&gt;,&lt;385,146&gt;),0,"java.lang.ArrayIndexOutOfBoundsException: -1; function: ☞ tr(muTry(muBlock([muAssign(\"elem\",\"experime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244,285,&lt;382,0&gt;,&lt;383,126&gt;),0,"java.lang.ArrayIndexOutOfBoundsException: -1; function: ☞ tr(muTry(muBlock([muAssign(\"elem\",\"experime...), {}](|project://rascal/src/org/rascalmpl/library/experiments/Compiler/Rascal2muRascal/RascalExpression.rsc|(72265,43))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127,83,&lt;379,0&gt;,&lt;379,8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045,81,&lt;378,0&gt;,&lt;378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956,87,&lt;376,0&gt;,&lt;376,8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870,85,&lt;375,0&gt;,&lt;375,8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795,73,&lt;373,0&gt;,&lt;373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723,71,&lt;372,0&gt;,&lt;372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640,81,&lt;370,0&gt;,&lt;370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560,79,&lt;369,0&gt;,&lt;369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479,79,&lt;367,0&gt;,&lt;367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401,77,&lt;366,0&gt;,&lt;366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305,81,&lt;363,0&gt;,&lt;363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223,81,&lt;362,0&gt;,&lt;362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161,60,&lt;360,0&gt;,&lt;360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100,60,&lt;359,0&gt;,&lt;359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039,60,&lt;358,0&gt;,&lt;358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978,60,&lt;357,0&gt;,&lt;357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701,87,&lt;352,0&gt;,&lt;352,8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220,89,&lt;345,0&gt;,&lt;345,8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066,130,&lt;341,0&gt;,&lt;341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953,112,&lt;340,0&gt;,&lt;340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826,125,&lt;338,0&gt;,&lt;338,12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720,105,&lt;337,0&gt;,&lt;337,10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594,124,&lt;335,0&gt;,&lt;335,12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489,104,&lt;334,0&gt;,&lt;334,10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354,133,&lt;332,0&gt;,&lt;332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170,174,&lt;329,0&gt;,&lt;330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074,95,&lt;328,0&gt;,&lt;328,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996,77,&lt;327,0&gt;,&lt;327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924,71,&lt;326,0&gt;,&lt;326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846,77,&lt;325,0&gt;,&lt;325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774,71,&lt;324,0&gt;,&lt;324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655,95,&lt;320,0&gt;,&lt;320,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577,77,&lt;319,0&gt;,&lt;319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505,71,&lt;318,0&gt;,&lt;318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427,77,&lt;317,0&gt;,&lt;317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355,71,&lt;316,0&gt;,&lt;316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284,46,&lt;312,0&gt;,&lt;312,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138,145,&lt;311,0&gt;,&lt;311,14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994,143,&lt;310,0&gt;,&lt;310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849,143,&lt;308,0&gt;,&lt;308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705,143,&lt;307,0&gt;,&lt;307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568,135,&lt;305,0&gt;,&lt;305,13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432,135,&lt;304,0&gt;,&lt;304,13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322,97,&lt;299,0&gt;,&lt;299,9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229,91,&lt;297,0&gt;,&lt;297,91&gt;),0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106,122,&lt;296,0&gt;,&lt;296,122&gt;),0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041,64,&lt;295,0&gt;,&lt;295,64&gt;),0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898,92,&lt;292,0&gt;,&lt;292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805,92,&lt;291,0&gt;,&lt;291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708,96,&lt;290,0&gt;,&lt;290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619,88,&lt;289,0&gt;,&lt;289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524,94,&lt;288,0&gt;,&lt;288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437,86,&lt;287,0&gt;,&lt;287,8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331,96,&lt;283,0&gt;,&lt;283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242,88,&lt;282,0&gt;,&lt;282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147,94,&lt;281,0&gt;,&lt;281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060,86,&lt;280,0&gt;,&lt;280,8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7289,193,&lt;273,0&gt;,&lt;273,19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7142,145,&lt;271,0&gt;,&lt;271,14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945,195,&lt;269,0&gt;,&lt;269,1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749,195,&lt;268,0&gt;,&lt;268,1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592,155,&lt;266,0&gt;,&lt;266,15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444,147,&lt;265,0&gt;,&lt;265,14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304,139,&lt;264,0&gt;,&lt;264,13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172,131,&lt;263,0&gt;,&lt;263,13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107,63,&lt;261,0&gt;,&lt;261,6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</text:p>
          </table:table-cell>
          <table:table-cell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22:20:51.3787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6-27T14:48:33.216235000</dc:date>
    <meta:editing-duration>P53DT7H34M36S</meta:editing-duration>
    <meta:editing-cycles>216</meta:editing-cycles>
    <meta:generator>LibreOffice/4.4.1.2$MacOSX_X86_64 LibreOffice_project/45e2de17089c24a1fa810c8f975a7171ba4cd432</meta:generator>
    <meta:document-statistic meta:table-count="8" meta:cell-count="765" meta:object-count="0"/>
  </office:meta>
</office:document-meta>
</file>